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el" svg:font-family="arie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ariel" fo:font-size="16pt" officeooo:rsid="000f21ee" officeooo:paragraph-rsid="000f21ee" style:font-size-asian="14pt" style:font-size-complex="16pt"/>
    </style:style>
    <style:style style:name="P2" style:family="paragraph" style:parent-style-name="Standard">
      <style:text-properties style:font-name="ariel" fo:font-size="16pt" officeooo:rsid="000ff162" officeooo:paragraph-rsid="000ff162" style:font-size-asian="14pt" style:font-size-complex="16pt"/>
    </style:style>
    <style:style style:name="P3" style:family="paragraph" style:parent-style-name="Standard">
      <style:text-properties style:font-name="ariel" fo:font-size="16pt" fo:font-weight="bold" officeooo:rsid="000f21ee" officeooo:paragraph-rsid="000f21ee" style:font-size-asian="14pt" style:font-weight-asian="bold" style:font-size-complex="16pt" style:font-weight-complex="bold"/>
    </style:style>
    <style:style style:name="P4" style:family="paragraph" style:parent-style-name="Standard">
      <style:text-properties style:font-name="ariel" fo:font-size="16pt" fo:font-weight="bold" officeooo:rsid="0010fba5" officeooo:paragraph-rsid="0010fba5" style:font-size-asian="14pt" style:font-weight-asian="bold" style:font-size-complex="16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el" fo:font-size="22pt" fo:font-weight="bold" officeooo:rsid="000f21ee" officeooo:paragraph-rsid="000f21ee" style:font-size-asian="22pt" style:font-weight-asian="bold" style:font-size-complex="22pt" style:font-weight-complex="bold"/>
    </style:style>
    <style:style style:name="P6" style:family="paragraph" style:parent-style-name="Standard">
      <style:text-properties style:font-name="ariel" fo:font-size="16pt" officeooo:rsid="000ff162" officeooo:paragraph-rsid="000ff162" style:font-size-asian="14pt" style:font-size-complex="16pt"/>
    </style:style>
    <style:style style:name="T1" style:family="text">
      <style:text-properties officeooo:rsid="0011eda2"/>
    </style:style>
    <style:style style:name="T2" style:family="text">
      <style:text-properties officeooo:rsid="0013d053"/>
    </style:style>
    <style:style style:name="T3" style:family="text">
      <style:text-properties officeooo:rsid="0013f47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C</text:p>
      <text:p text:style-name="P1"/>
      <text:p text:style-name="P3">ponteiros para funções</text:p>
      <text:p text:style-name="P1">*Como sabemos as features do C estão localizados na memoria, e o memso serve para as funções, logo podemos armazenar a localização de uma função em um ponteiro:</text:p>
      <text:p text:style-name="P3">(*ponteiro)(char param);</text:p>
      <text:p text:style-name="P2">dessa forma podemos tambem movimentar funções dinamicamente.</text:p>
      <text:p text:style-name="P4"/>
      <text:p text:style-name="P4">Lista <text:span text:style-name="T1">de canais</text:span></text:p>
      <text:p text:style-name="P2">* <text:span text:style-name="T2">é uma estrutura de dados como uma tabela</text:span></text:p>
      <text:p text:style-name="P2">*<text:span text:style-name="T3">é uma lista onde cada elemento conhece a posição do próximo elemento da lista</text:span></text:p>
      <text:p text:style-name="P2">*<text:span text:style-name="T3">uma boa pratica é utilizar uma variavel ponteiro para armazenar o endereço do primeiro elemento da lista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el" svg:font-family="arie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19T13:06:45.055589163</meta:creation-date>
    <dc:date>2021-07-19T17:48:15.908486611</dc:date>
    <meta:editing-duration>PT26M18S</meta:editing-duration>
    <meta:editing-cycles>7</meta:editing-cycles>
    <meta:generator>LibreOffice/6.4.7.2$Linux_X86_64 LibreOffice_project/40$Build-2</meta:generator>
    <meta:document-statistic meta:table-count="0" meta:image-count="0" meta:object-count="0" meta:page-count="1" meta:paragraph-count="9" meta:word-count="84" meta:character-count="507" meta:non-whitespace-character-count="432"/>
  </office:meta>
</office:document-meta>
</file>